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f1f1f"/>
      <style:paragraph-properties fo:line-height="135%" fo:background-color="#1f1f1f"/>
    </style:style>
    <style:style style:name="P2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 style:master-page-name="Standard">
      <loext:graphic-properties draw:fill="solid" draw:fill-color="#1f1f1f"/>
      <style:paragraph-properties fo:line-height="135%" style:page-number="1" fo:background-color="#1f1f1f"/>
    </style:style>
    <style:style style:name="T1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inal</text:span><text:span text:style-name="T2"> </text:span><text:span text:style-name="T3">_apiService</text:span><text:span text:style-name="T2"> </text:span><text:span text:style-name="T4">=</text:span><text:span text:style-name="T2"> </text:span><text:span text:style-name="T5">ApiService</text:span><text:span text:style-name="T2">(); </text:span><text:span text:style-name="T6">// Create an instance of your API service</text:span></text:p>
      <text:p text:style-name="P2"/>
      <text:p text:style-name="P1"><text:span text:style-name="T2"><text:s text:c="2"/></text:span><text:span text:style-name="T5">String</text:span><text:span text:style-name="T2"> </text:span><text:span text:style-name="T3">_email</text:span><text:span text:style-name="T2"> </text:span><text:span text:style-name="T4">=</text:span><text:span text:style-name="T2"> </text:span><text:span text:style-name="T7">''</text:span><text:span text:style-name="T2">;</text:span></text:p>
      <text:p text:style-name="P1"><text:span text:style-name="T2"><text:s text:c="2"/></text:span><text:span text:style-name="T5">String</text:span><text:span text:style-name="T2"> </text:span><text:span text:style-name="T3">_password</text:span><text:span text:style-name="T2"> </text:span><text:span text:style-name="T4">=</text:span><text:span text:style-name="T2"> </text:span><text:span text:style-name="T7">''</text:span><text:span text:style-name="T2">;</text:span></text:p>
      <text:p text:style-name="P2"/>
      <text:p text:style-name="P1"><text:span text:style-name="T2"><text:s text:c="2"/></text:span><text:span text:style-name="T5">Future</text:span><text:span text:style-name="T2">&lt;</text:span><text:span text:style-name="T1">void</text:span><text:span text:style-name="T2">&gt; </text:span><text:span text:style-name="T8">_login</text:span><text:span text:style-name="T2">() </text:span><text:span text:style-name="T9">async</text:span><text:span text:style-name="T2"> {</text:span></text:p>
      <text:p text:style-name="P1"><text:span text:style-name="T2"><text:s text:c="4"/></text:span><text:span text:style-name="T9">if</text:span><text:span text:style-name="T2"> (</text:span><text:span text:style-name="T3">_formSignInKey</text:span><text:span text:style-name="T2">.</text:span><text:span text:style-name="T3">currentState</text:span><text:span text:style-name="T4">!</text:span><text:span text:style-name="T2">.</text:span><text:span text:style-name="T8">validate</text:span><text:span text:style-name="T2">()) {</text:span></text:p>
      <text:p text:style-name="P1"><text:span text:style-name="T2"><text:s text:c="6"/></text:span><text:span text:style-name="T9">try</text:span><text:span text:style-name="T2"> {</text:span></text:p>
      <text:p text:style-name="P1"><text:span text:style-name="T2"><text:s text:c="8"/></text:span><text:span text:style-name="T1">final</text:span><text:span text:style-name="T2"> </text:span><text:span text:style-name="T3">success</text:span><text:span text:style-name="T2"> </text:span><text:span text:style-name="T4">=</text:span><text:span text:style-name="T2"> </text:span><text:span text:style-name="T9">await</text:span><text:span text:style-name="T2"> </text:span><text:span text:style-name="T3">_apiService</text:span><text:span text:style-name="T2">.</text:span><text:span text:style-name="T8">loginUser</text:span><text:span text:style-name="T2">(</text:span><text:span text:style-name="T3">_email</text:span><text:span text:style-name="T2">, </text:span><text:span text:style-name="T3">_password</text:span><text:span text:style-name="T2">);</text:span></text:p>
      <text:p text:style-name="P1"><text:span text:style-name="T2"><text:s text:c="8"/></text:span><text:span text:style-name="T9">if</text:span><text:span text:style-name="T2"> (</text:span><text:span text:style-name="T3">success</text:span><text:span text:style-name="T2">) {</text:span></text:p>
      <text:p text:style-name="P1"><text:span text:style-name="T2"><text:s text:c="10"/></text:span><text:span text:style-name="T5">ScaffoldMessenger</text:span><text:span text:style-name="T2">.</text:span><text:span text:style-name="T8">of</text:span><text:span text:style-name="T2">(</text:span><text:span text:style-name="T3">context</text:span><text:span text:style-name="T2">).</text:span><text:span text:style-name="T8">showSnackBar</text:span><text:span text:style-name="T2">(</text:span></text:p>
      <text:p text:style-name="P1"><text:span text:style-name="T2"><text:s text:c="12"/></text:span><text:span text:style-name="T1">const</text:span><text:span text:style-name="T2"> </text:span><text:span text:style-name="T5">SnackBar</text:span><text:span text:style-name="T2">(</text:span><text:span text:style-name="T3">content</text:span><text:span text:style-name="T4">:</text:span><text:span text:style-name="T2"> </text:span><text:span text:style-name="T5">Text</text:span><text:span text:style-name="T2">(</text:span><text:span text:style-name="T7">'Login Successful'</text:span><text:span text:style-name="T2">)),</text:span></text:p>
      <text:p text:style-name="P1"><text:span text:style-name="T2"><text:s text:c="10"/>);</text:span></text:p>
      <text:p text:style-name="P1"><text:span text:style-name="T2"><text:s text:c="10"/></text:span><text:span text:style-name="T6">// Navigate to another screen or perform other actions</text:span></text:p>
      <text:p text:style-name="P1"><text:span text:style-name="T2"><text:s text:c="8"/>} </text:span><text:span text:style-name="T9">else</text:span><text:span text:style-name="T2"> {</text:span></text:p>
      <text:p text:style-name="P1"><text:span text:style-name="T2"><text:s text:c="10"/></text:span><text:span text:style-name="T5">ScaffoldMessenger</text:span><text:span text:style-name="T2">.</text:span><text:span text:style-name="T8">of</text:span><text:span text:style-name="T2">(</text:span><text:span text:style-name="T3">context</text:span><text:span text:style-name="T2">).</text:span><text:span text:style-name="T8">showSnackBar</text:span><text:span text:style-name="T2">(</text:span></text:p>
      <text:p text:style-name="P1"><text:span text:style-name="T2"><text:s text:c="12"/></text:span><text:span text:style-name="T1">const</text:span><text:span text:style-name="T2"> </text:span><text:span text:style-name="T5">SnackBar</text:span><text:span text:style-name="T2">(</text:span><text:span text:style-name="T3">content</text:span><text:span text:style-name="T4">:</text:span><text:span text:style-name="T2"> </text:span><text:span text:style-name="T5">Text</text:span><text:span text:style-name="T2">(</text:span><text:span text:style-name="T7">'Login Failed'</text:span><text:span text:style-name="T2">)),</text:span></text:p>
      <text:p text:style-name="P1"><text:span text:style-name="T2"><text:s text:c="10"/>);</text:span></text:p>
      <text:p text:style-name="P1"><text:span text:style-name="T2"><text:s text:c="8"/>}</text:span></text:p>
      <text:p text:style-name="P1"><text:span text:style-name="T2"><text:s text:c="6"/>} </text:span><text:span text:style-name="T9">catch</text:span><text:span text:style-name="T2"> (</text:span><text:span text:style-name="T3">e</text:span><text:span text:style-name="T2">) {</text:span></text:p>
      <text:p text:style-name="P1"><text:span text:style-name="T2"><text:s text:c="8"/></text:span><text:span text:style-name="T5">ScaffoldMessenger</text:span><text:span text:style-name="T2">.</text:span><text:span text:style-name="T8">of</text:span><text:span text:style-name="T2">(</text:span><text:span text:style-name="T3">context</text:span><text:span text:style-name="T2">).</text:span><text:span text:style-name="T8">showSnackBar</text:span><text:span text:style-name="T2">(</text:span></text:p>
      <text:p text:style-name="P1"><text:span text:style-name="T2"><text:s text:c="10"/></text:span><text:span text:style-name="T5">SnackBar</text:span><text:span text:style-name="T2">(</text:span><text:span text:style-name="T3">content</text:span><text:span text:style-name="T4">:</text:span><text:span text:style-name="T2"> </text:span><text:span text:style-name="T5">Text</text:span><text:span text:style-name="T2">(</text:span><text:span text:style-name="T7">'Error: </text:span><text:span text:style-name="T4">$</text:span><text:span text:style-name="T3">e</text:span><text:span text:style-name="T7">'</text:span><text:span text:style-name="T2">)),</text:span></text:p>
      <text:p text:style-name="P1"><text:span text:style-name="T2"><text:s text:c="8"/>);</text:span></text:p>
      <text:p text:style-name="P1"><text:span text:style-name="T2"><text:s text:c="6"/>}</text:span></text:p>
      <text:p text:style-name="P1"><text:span text:style-name="T2"><text:s text:c="4"/>}</text:span></text:p>
      <text:p text:style-name="P1"><text:soft-page-break/><text:span text:style-name="T2"><text:s text:c="2"/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75" meta:character-count="786" meta:non-whitespace-character-count="569"/>
    <meta:generator>LibreOfficeDev/6.0.5.2$Linux_X86_64 LibreOffice_project/</meta:generator>
  </office:meta>
</office:document-meta>
</file>